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a1dfe"/>
    </style:style>
    <style:style style:name="P2" style:family="paragraph" style:parent-style-name="Header">
      <style:text-properties officeooo:rsid="00172ac3" officeooo:paragraph-rsid="002bf2eb"/>
    </style:style>
    <style:style style:name="T1" style:family="text">
      <style:text-properties officeooo:rsid="001a1dfe"/>
    </style:style>
    <style:style style:name="T2" style:family="text">
      <style:text-properties officeooo:rsid="002908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HeaderText"/>
      </text:user-field-decls>
      <text:h text:style-name="Heading_20_1" text:outline-level="1">THIS IS TEMPLATE CONTENT!</text:h>
      <text:p text:style-name="P1"><text:span text:style-name="T1"><text:line-break/><text:line-break/></text:span> </text:p>
      <text:p text:style-name="P1"/>
      <text:p text:style-name="P2"><text:span text:style-name="T2">AUTOR:</text:span> <text:author-name text:fixed="false">Nieznany autor</text:author-name>,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5f_20_5f_Symbols" style:display-name="Numbering_20_Symbols" style:family="text"/>
    <style:style style:name="Definition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5f_20_5f_Symbols" style:display-name="Bullet_20_Symbols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72ac3" officeooo:paragraph-rsid="00172ac3"/>
    </style:style>
    <style:style style:name="MP2" style:family="paragraph" style:parent-style-name="Footer">
      <style:paragraph-properties fo:text-align="center" style:justify-single-word="false"/>
      <style:text-properties officeooo:rsid="0017ece5" officeooo:paragraph-rsid="0017ece5"/>
    </style:style>
    <style:style style:name="MP3" style:family="paragraph" style:parent-style-name="Header">
      <style:text-properties officeooo:rsid="00172ac3" officeooo:paragraph-rsid="001a69f5"/>
    </style:style>
    <style:style style:name="MT1" style:family="text">
      <style:text-properties officeooo:rsid="0029086a"/>
    </style:style>
    <style:style style:name="MT2" style:family="text">
      <style:text-properties officeooo:rsid="001a69f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UTOR:</text:span> <text:author-name text:fixed="false">Nieznany autor</text:author-name>, </text:p>
      </style:header>
      <style:footer>
        <text:p text:style-name="MP2"><text:bookmark-start text:name="PageNumWizard_FOOTER_Domyślny styl strony1"/><text:page-number text:select-page="current">1</text:page-number><text:bookmark-end text:name="PageNumWizard_FOOTER_Domyślny styl strony1"/></text:p>
        <text:p text:style-name="MP3">$<text:span text:style-name="MT2">footer</text:span>$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5T09:58:12.931518400</meta:creation-date>
    <dc:date>2025-09-15T12:39:18.658321700</dc:date>
    <meta:editing-duration>PT36M36S</meta:editing-duration>
    <meta:editing-cycles>16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6" meta:word-count="12" meta:character-count="83" meta:non-whitespace-character-count="71"/>
  </office:meta>
</office:document-meta>
</file>